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1.33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3465a4" draw:textarea-horizontal-align="justify" draw:textarea-vertical-align="middle" draw:auto-grow-height="false" fo:min-height="0.165cm" fo:min-width="0cm" fo:padding-top="0.142cm" fo:padding-bottom="0.142cm" fo:padding-left="0.267cm" fo:padding-right="0.267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603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0000" draw:textarea-horizontal-align="justify" draw:textarea-vertical-align="middle" draw:auto-grow-height="false" fo:min-height="0.165cm" fo:min-width="0cm" fo:padding-top="0.142cm" fo:padding-bottom="0.142cm" fo:padding-left="0.267cm" fo:padding-right="0.267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002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0.165cm" fo:min-width="0cm" fo:padding-top="0.142cm" fo:padding-bottom="0.142cm" fo:padding-left="0.267cm" fo:padding-right="0.267cm" fo:wrap-option="wrap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a933" draw:textarea-horizontal-align="justify" draw:textarea-vertical-align="middle" draw:auto-grow-height="false" fo:min-height="0.165cm" fo:min-width="0cm" fo:padding-top="0.142cm" fo:padding-bottom="0.142cm" fo:padding-left="0.267cm" fo:padding-right="0.267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0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2cm" svg:height="1.587cm" svg:x="1.635cm" svg:y="1.635cm">
          <draw:text-box>
            <text:p/>
          </draw:text-box>
        </draw:frame>
        <draw:g>
          <draw:g>
            <draw:custom-shape draw:style-name="gr2" draw:text-style-name="P2" draw:layer="layout" svg:width="0.635cm" svg:height="0.635cm" svg:x="1.515cm" svg:y="2.10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" draw:text-style-name="P1" draw:layer="layout" svg:width="6.103cm" svg:height="0.962cm" svg:x="2.467cm" svg:y="1.943cm">
              <draw:text-box>
                <text:p>R1 / Parallel / Serial</text:p>
              </draw:text-box>
            </draw:frame>
          </draw:g>
          <draw:g>
            <draw:custom-shape draw:style-name="gr4" draw:text-style-name="P3" draw:layer="layout" svg:width="0.635cm" svg:height="0.635cm" svg:x="1.515cm" svg:y="3.0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5" draw:text-style-name="P1" draw:layer="layout" svg:width="5.502cm" svg:height="0.962cm" svg:x="3.467cm" svg:y="2.905cm">
              <draw:text-box>
                <text:p>Range Up / Down</text:p>
              </draw:text-box>
            </draw:frame>
            <draw:custom-shape draw:style-name="gr6" draw:text-style-name="P4" draw:layer="layout" svg:width="0.635cm" svg:height="0.635cm" svg:x="2.515cm" svg:y="3.0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7" draw:text-style-name="P5" draw:layer="layout" svg:width="0.635cm" svg:height="0.635cm" svg:x="1.515cm" svg:y="5.3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635cm" svg:height="0.635cm" svg:x="1.515cm" svg:y="4.49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8" draw:text-style-name="P1" draw:layer="layout" svg:width="0.875cm" svg:height="0.962cm" svg:x="1.838cm" svg:y="4.762cm">
              <draw:text-box>
                <text:p>+</text:p>
              </draw:text-box>
            </draw:frame>
          </draw:g>
          <draw:frame draw:style-name="gr9" draw:text-style-name="P1" draw:layer="layout" svg:width="4.591cm" svg:height="0.962cm" svg:x="2.639cm" svg:y="4.724cm">
            <draw:text-box>
              <text:p>Clear / Restart</text:p>
            </draw:text-box>
          </draw:frame>
        </draw:g>
        <draw:g>
          <draw:custom-shape draw:style-name="gr6" draw:text-style-name="P4" draw:layer="layout" svg:width="0.635cm" svg:height="0.635cm" svg:x="1.515cm" svg:y="7.4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635cm" svg:height="0.635cm" svg:x="1.515cm" svg:y="6.5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1" draw:layer="layout" svg:width="0.875cm" svg:height="0.962cm" svg:x="1.838cm" svg:y="6.845cm">
            <draw:text-box>
              <text:p>+</text:p>
            </draw:text-box>
          </draw:frame>
          <draw:frame draw:style-name="gr10" draw:text-style-name="P1" draw:layer="layout" svg:width="5.286cm" svg:height="0.962cm" svg:x="2.639cm" svg:y="6.807cm">
            <draw:text-box>
              <text:p>Toggle autoscale</text:p>
            </draw:text-box>
          </draw:frame>
        </draw:g>
        <draw:custom-shape draw:style-name="gr4" draw:text-style-name="P3" draw:layer="layout" svg:width="0.635cm" svg:height="0.635cm" svg:x="2.653cm" svg:y="8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35cm" svg:height="0.635cm" svg:x="1.515cm" svg:y="8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" draw:layer="layout" svg:width="0.875cm" svg:height="0.962cm" svg:x="1.964cm" svg:y="8.688cm">
          <draw:text-box>
            <text:p>+</text:p>
          </draw:text-box>
        </draw:frame>
        <draw:frame draw:style-name="gr12" draw:text-style-name="P1" draw:layer="layout" svg:width="3.499cm" svg:height="0.962cm" svg:x="3.533cm" svg:y="8.688cm">
          <draw:text-box>
            <text:p>Save state</text:p>
          </draw:text-box>
        </draw:frame>
        <draw:g>
          <draw:g>
            <draw:custom-shape draw:style-name="gr6" draw:text-style-name="P4" draw:layer="layout" svg:width="0.635cm" svg:height="0.635cm" svg:x="2.653cm" svg:y="10.5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635cm" svg:height="0.635cm" svg:x="1.515cm" svg:y="10.0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1" draw:layer="layout" svg:width="0.875cm" svg:height="0.962cm" svg:x="1.964cm" svg:y="10.122cm">
              <draw:text-box>
                <text:p>+</text:p>
              </draw:text-box>
            </draw:frame>
          </draw:g>
          <draw:frame draw:style-name="gr13" draw:text-style-name="P1" draw:layer="layout" svg:width="4.274cm" svg:height="0.962cm" svg:x="3.533cm" svg:y="10.122cm">
            <draw:text-box>
              <text:p>Restore state</text:p>
            </draw:text-box>
          </draw:frame>
        </draw:g>
        <draw:g>
          <draw:g>
            <draw:custom-shape draw:style-name="gr6" draw:text-style-name="P4" draw:layer="layout" svg:width="0.635cm" svg:height="0.635cm" svg:x="2.653cm" svg:y="12.7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5" draw:layer="layout" svg:width="0.635cm" svg:height="0.635cm" svg:x="1.515cm" svg:y="12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" draw:layer="layout" svg:width="0.875cm" svg:height="0.962cm" svg:x="1.964cm" svg:y="12.589cm">
              <draw:text-box>
                <text:p>+</text:p>
              </draw:text-box>
            </draw:frame>
          </draw:g>
          <draw:frame draw:style-name="gr14" draw:text-style-name="P1" draw:layer="layout" svg:width="4.854cm" svg:height="1.673cm" svg:x="3.533cm" svg:y="12.234cm">
            <draw:text-box>
              <text:p>Save config</text:p>
              <text:p>(mode + range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5T05:21:36.216000000</meta:creation-date>
    <dc:date>2026-02-15T06:30:27.496000000</dc:date>
    <meta:editing-duration>PT1H8M51S</meta:editing-duration>
    <meta:editing-cycles>3</meta:editing-cycles>
    <meta:generator>LibreOffice/7.4.3.2$Windows_X86_64 LibreOffice_project/1048a8393ae2eeec98dff31b5c133c5f1d08b890</meta:generator>
    <meta:document-statistic meta:object-count="36"/>
  </office:meta>
</office:document-meta>
</file>